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sans-serif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ľka1" style:family="table">
      <style:table-properties style:width="17.013cm" fo:margin-left="0cm" table:align="left"/>
    </style:style>
    <style:style style:name="Tabuľka1.A" style:family="table-column">
      <style:table-column-properties style:column-width="2.566cm"/>
    </style:style>
    <style:style style:name="Tabuľka1.B" style:family="table-column">
      <style:table-column-properties style:column-width="2.143cm"/>
    </style:style>
    <style:style style:name="Tabuľka1.C" style:family="table-column">
      <style:table-column-properties style:column-width="2.196cm"/>
    </style:style>
    <style:style style:name="Tabuľka1.D" style:family="table-column">
      <style:table-column-properties style:column-width="2.09cm"/>
    </style:style>
    <style:style style:name="Tabuľka1.E" style:family="table-column">
      <style:table-column-properties style:column-width="2.593cm"/>
    </style:style>
    <style:style style:name="Tabuľka1.F" style:family="table-column">
      <style:table-column-properties style:column-width="2.54cm"/>
    </style:style>
    <style:style style:name="Tabuľka1.G" style:family="table-column">
      <style:table-column-properties style:column-width="2.884cm"/>
    </style:style>
    <style:style style:name="Tabuľ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ľka1.G1" style:family="table-cell">
      <style:table-cell-properties fo:padding="0.097cm" fo:border="0.05pt solid #000000"/>
    </style:style>
    <style:style style:name="Tabuľka1.A2" style:family="table-cell">
      <style:table-cell-properties fo:padding="0.097cm" fo:border-left="0.05pt solid #000000" fo:border-right="none" fo:border-top="none" fo:border-bottom="0.05pt solid #000000"/>
    </style:style>
    <style:style style:name="Tabuľk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uľka1.8" style:family="table-row">
      <style:table-row-properties style:min-row-height="0.386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c719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009d7e1"/>
    </style:style>
    <style:style style:name="P6" style:family="paragraph" style:parent-style-name="Text_20_body">
      <style:text-properties officeooo:paragraph-rsid="000d9b86"/>
    </style:style>
    <style:style style:name="P7" style:family="paragraph" style:parent-style-name="Text_20_body">
      <style:text-properties officeooo:paragraph-rsid="000dc73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text-properties fo:font-size="13pt" style:font-size-asian="13pt" style:font-size-complex="13pt"/>
    </style:style>
    <style:style style:name="P10" style:family="paragraph" style:parent-style-name="Table_20_Contents">
      <style:text-properties officeooo:paragraph-rsid="0009d7e1"/>
    </style:style>
    <style:style style:name="P11" style:family="paragraph" style:parent-style-name="Table_20_Contents">
      <style:paragraph-properties fo:text-align="center" style:justify-single-word="false"/>
      <style:text-properties officeooo:paragraph-rsid="000bf80c"/>
    </style:style>
    <style:style style:name="P12" style:family="paragraph" style:parent-style-name="Table_20_Contents">
      <style:paragraph-properties fo:text-align="center" style:justify-single-word="false"/>
      <style:text-properties officeooo:paragraph-rsid="000d24e4"/>
    </style:style>
    <style:style style:name="P13" style:family="paragraph" style:parent-style-name="Table_20_Contents">
      <style:paragraph-properties fo:text-align="center" style:justify-single-word="false"/>
      <style:text-properties officeooo:paragraph-rsid="000d9b8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9d7e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0bf80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0d9b86" style:font-weight-asian="bold" style:font-weight-complex="bold"/>
    </style:style>
    <style:style style:name="P17" style:family="paragraph" style:parent-style-name="Table_20_Contents">
      <style:text-properties fo:font-weight="bold" officeooo:paragraph-rsid="0009d7e1" style:font-weight-asian="bold" style:font-weight-complex="bold"/>
    </style:style>
    <style:style style:name="P18" style:family="paragraph" style:parent-style-name="Table_20_Contents">
      <style:text-properties fo:font-weight="bold" officeooo:paragraph-rsid="000bc502" style:font-weight-asian="bold" style:font-weight-complex="bold"/>
    </style:style>
    <style:style style:name="P19" style:family="paragraph" style:parent-style-name="Table_20_Contents">
      <style:text-properties officeooo:paragraph-rsid="000bc502"/>
    </style:style>
    <style:style style:name="P20" style:family="paragraph" style:parent-style-name="Table_20_Contents">
      <style:text-properties officeooo:paragraph-rsid="000bf80c"/>
    </style:style>
    <style:style style:name="P21" style:family="paragraph" style:parent-style-name="Table_20_Contents">
      <style:paragraph-properties fo:text-align="end" style:justify-single-word="false"/>
      <style:text-properties officeooo:paragraph-rsid="000bf80c"/>
    </style:style>
    <style:style style:name="P22" style:family="paragraph" style:parent-style-name="Table_20_Contents">
      <style:paragraph-properties fo:text-align="end" style:justify-single-word="false"/>
      <style:text-properties officeooo:paragraph-rsid="0009d7e1"/>
    </style:style>
    <style:style style:name="P23" style:family="paragraph" style:parent-style-name="Table_20_Contents">
      <style:paragraph-properties fo:text-align="end" style:justify-single-word="false"/>
      <style:text-properties officeooo:paragraph-rsid="000bc502"/>
    </style:style>
    <style:style style:name="P24" style:family="paragraph" style:parent-style-name="Table_20_Contents">
      <style:paragraph-properties fo:text-align="end" style:justify-single-word="false"/>
      <style:text-properties officeooo:paragraph-rsid="000d24e4"/>
    </style:style>
    <style:style style:name="P25" style:family="paragraph" style:parent-style-name="Table_20_Contents">
      <style:paragraph-properties fo:text-align="end" style:justify-single-word="false"/>
      <style:text-properties officeooo:paragraph-rsid="000d9b86"/>
    </style:style>
    <style:style style:name="P26" style:family="paragraph" style:parent-style-name="Table_20_Contents">
      <style:text-properties officeooo:paragraph-rsid="000d24e4"/>
    </style:style>
    <style:style style:name="P27" style:family="paragraph" style:parent-style-name="Table_20_Contents">
      <style:text-properties officeooo:paragraph-rsid="000d9b86"/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719" style:font-weight-asian="bold" style:font-weight-complex="bold"/>
    </style:style>
    <style:style style:name="T3" style:family="text">
      <style:text-properties officeooo:rsid="0008c719"/>
    </style:style>
    <style:style style:name="T4" style:family="text">
      <style:text-properties style:text-underline-style="none" officeooo:rsid="0008c719"/>
    </style:style>
    <style:style style:name="T5" style:family="text">
      <style:text-properties officeooo:rsid="0009d7e1"/>
    </style:style>
    <style:style style:name="T6" style:family="text">
      <style:text-properties officeooo:rsid="000bc502"/>
    </style:style>
    <style:style style:name="T7" style:family="text">
      <style:text-properties officeooo:rsid="000bf80c"/>
    </style:style>
    <style:style style:name="T8" style:family="text">
      <style:text-properties officeooo:rsid="000d24e4"/>
    </style:style>
    <style:style style:name="T9" style:family="text">
      <style:text-properties officeooo:rsid="000d9b86"/>
    </style:style>
    <style:style style:name="T10" style:family="text">
      <style:text-properties officeooo:rsid="000dc73d"/>
    </style:style>
    <style:style style:name="T11" style:family="text">
      <style:text-properties officeooo:rsid="000f70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ZW kompresia</text:h>
      <text:p text:style-name="Text_20_body">Maroš Gonda (325171)</text:p>
      <text:p text:style-name="Text_20_body">Filip Benčo (359675)</text:p>
      <text:p text:style-name="Text_20_body"/>
      <text:p text:style-name="Text_20_body">PA171 – Digital Image Filtering</text:p>
      <text:p text:style-name="Text_20_body">Jar 2013</text:p>
      <text:h text:style-name="Heading_20_1" text:outline-level="1">Popis metódy</text:h>
      <text:h text:style-name="Heading_20_2" text:outline-level="2">Kompresia:</text:h>
      <text:p text:style-name="Text_20_body">Na začiatku sa do slovníku zapíšu všetky znaky abecedy. Následne sa opakujú tieto kroky:</text:p>
      <text:list xml:id="list924600226" text:style-name="L1">
        <text:list-item>
          <text:p text:style-name="P3">Na<text:span text:style-name="T3"> </text:span>vstupe sa nájde najdhlšia fráza, ktorá už v<text:span text:style-name="T3"> </text:span>slovníku existuje. Jej index sa zapíše na<text:span text:style-name="T3"> </text:span>výstup.</text:p>
        </text:list-item>
        <text:list-item>
          <text:p text:style-name="P2">Nájdená fráza sa <text:span text:style-name="T3">zo vstupu</text:span> odstráni.</text:p>
        </text:list-item>
        <text:list-item>
          <text:p text:style-name="P2">Ako nová fráza sa použije nájdená fráza + prvý znak zo<text:span text:style-name="T3"> </text:span>vstupu.</text:p>
        </text:list-item>
      </text:list>
      <text:h text:style-name="Heading_20_2" text:outline-level="2">Dekompresia:</text:h>
      <text:p text:style-name="Text_20_body">Na začiatku dekompresie sa do<text:span text:style-name="T3"> </text:span>slovníku zapíšu všetky znaky abecedy. Následne sa opakujú tieto kroky:</text:p>
      <text:list xml:id="list1854317423" text:style-name="L2">
        <text:list-item>
          <text:p text:style-name="P4">Zo<text:span text:style-name="T3"> </text:span>vstupu sa odst<text:span text:style-name="T3">r</text:span>áni index a na<text:span text:style-name="T3"> </text:span>výstup sa pridá odpovedajúca fráza (<text:span text:style-name="T3">p</text:span>odľa už nájdených fráz).</text:p>
        </text:list-item>
        <text:list-item>
          <text:p text:style-name="P4">Do<text:span text:style-name="T3"> </text:span>slovníku sa doplní fráza z<text:span text:style-name="T3"> </text:span>minulého kroku + prv<text:span text:style-name="T3">ý</text:span> znak fráze z<text:span text:style-name="T3"> </text:span>aktuálneho.</text:p>
        </text:list-item>
      </text:list>
      <text:h text:style-name="Heading_20_1" text:outline-level="1">Špecifikácia kódovacej schémy</text:h>
      <text:p text:style-name="Text_20_body">Skomprimovaný súbor je identifikovaný znakmi LZW a minimálnou dĺžkou kódu. </text:p>
      <text:p text:style-name="Text_20_body"><draw:rect text:anchor-type="paragraph" draw:z-index="2" draw:style-name="gr1" draw:text-style-name="P28" svg:width="1.324cm" svg:height="0.768cm" svg:x="0.628cm" svg:y="0.099cm"><text:p text:style-name="P28">LZW</text:p></draw:rect><draw:rect text:anchor-type="paragraph" draw:z-index="1" draw:style-name="gr1" draw:text-style-name="P28" svg:width="3.89cm" svg:height="0.768cm" svg:x="1.951cm" svg:y="0.099cm"><text:p text:style-name="P28">MAX_CODE_LEN</text:p></draw:rect><draw:rect text:anchor-type="paragraph" draw:z-index="0" draw:style-name="gr1" draw:text-style-name="P28" svg:width="8.944cm" svg:height="0.768cm" svg:x="5.708cm" svg:y="0.099cm"><text:p text:style-name="P28">INDEXY ZAKÓDOVANÝCH REŤAZCOV</text:p></draw:rect></text:p>
      <text:p text:style-name="Text_20_body"/>
      <text:h text:style-name="Heading_20_1" text:outline-level="1">Použitie</text:h>
      <text:p text:style-name="Standard">Obe časti aplikácie (kompresia, dekompresia) sa spúštajú z príkazového riadku.</text:p>
      <text:h text:style-name="P9" text:outline-level="2">Kompresia:</text:h>
      <text:p text:style-name="P1">lzw.exe inputFile output<text:span text:style-name="T3">LZW</text:span>File</text:p>
      <text:p text:style-name="P1"/>
      <text:p text:style-name="Standard"><text:span text:style-name="T1">inputFile</text:span> – vstupný súbor, ktorý chceme skomprimovať</text:p>
      <text:p text:style-name="Standard"><text:span text:style-name="T1">output</text:span><text:span text:style-name="T2">LZW</text:span><text:span text:style-name="T1">File</text:span> – výstupný súbor, ktorý bude obsahovať skomprimovaný originál</text:p>
      <text:p text:style-name="Standard"/>
      <text:h text:style-name="P9" text:outline-level="2">Dekompresia:</text:h>
      <text:p text:style-name="P1">lzw.exe -d/--decode lzwFile outputFile</text:p>
      <text:p text:style-name="P1"><text:soft-page-break/></text:p>
      <text:p text:style-name="Standard"><text:span text:style-name="T1">-d/--decode</text:span> – príznak určujúci, že sa jedná o spätnú dekomrpesiu</text:p>
      <text:p text:style-name="Standard"><text:span text:style-name="T2">inputLZW</text:span><text:span text:style-name="T1">File</text:span> – vstupný súbor obsahujúci dáta, skomprimované navrhnutou <text:span text:style-name="T4">LZW</text:span> kompresiou</text:p>
      <text:p text:style-name="Standard"><text:span text:style-name="T1">outputFile</text:span> – výstupný <text:span text:style-name="T3">už dekomprimovaný</text:span> súbor</text:p>
      <text:p text:style-name="Standard"/>
      <text:h text:style-name="Heading_20_1" text:outline-level="1">Výsledky</text:h>
      <text:p text:style-name="P5"><text:span text:style-name="T5">Porovnania veľkostí originálnych a komprimovaných súborov:<text:line-break/></text:span></text:p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table:number-columns-spanned="4" office:value-type="string">
            <text:p text:style-name="P14"><text:span text:style-name="T5">Originálny súbor</text:span></text:p>
          </table:table-cell>
          <table:covered-table-cell/>
          <table:covered-table-cell/>
          <table:covered-table-cell/>
          <table:table-cell table:style-name="Tabuľka1.A1" table:number-columns-spanned="2" office:value-type="string">
            <text:p text:style-name="P14"><text:span text:style-name="T5">Komprimovaný súbor</text:span></text:p>
          </table:table-cell>
          <table:covered-table-cell/>
          <table:table-cell table:style-name="Tabuľka1.G1" table:number-rows-spanned="2" office:value-type="string">
            <text:p text:style-name="P15"><text:span text:style-name="T7">Kompresný pomer</text:span></text:p>
          </table:table-cell>
        </table:table-row>
        <table:table-row>
          <table:table-cell table:style-name="Tabuľka1.A2" office:value-type="string">
            <text:p text:style-name="P17"><text:span text:style-name="T5">Názov</text:span></text:p>
          </table:table-cell>
          <table:table-cell table:style-name="Tabuľka1.A2" office:value-type="string">
            <text:p text:style-name="P17"><text:span text:style-name="T6">S</text:span><text:span text:style-name="T5">chéma</text:span></text:p>
          </table:table-cell>
          <table:table-cell table:style-name="Tabuľka1.A2" office:value-type="string">
            <text:p text:style-name="P17"><text:span text:style-name="T5">Rozlíšenie</text:span></text:p>
          </table:table-cell>
          <table:table-cell table:style-name="Tabuľka1.A2" office:value-type="string">
            <text:p text:style-name="P17"><text:span text:style-name="T5">Veľkosť</text:span></text:p>
          </table:table-cell>
          <table:table-cell table:style-name="Tabuľka1.A2" office:value-type="string">
            <text:p text:style-name="P18"><text:span text:style-name="T6">Názov</text:span></text:p>
          </table:table-cell>
          <table:table-cell table:style-name="Tabuľka1.A2" office:value-type="string">
            <text:p text:style-name="P18"><text:span text:style-name="T6">Veľkosť</text:span></text:p>
          </table:table-cell>
          <table:covered-table-cell/>
        </table:table-row>
        <table:table-row>
          <table:table-cell table:style-name="Tabuľka1.A2" office:value-type="string">
            <text:p text:style-name="P10"><text:span text:style-name="T5">auto.bmp</text:span></text:p>
          </table:table-cell>
          <table:table-cell table:style-name="Tabuľka1.A2" office:value-type="string">
            <text:p text:style-name="P10"><text:span text:style-name="T8">24</text:span><text:span text:style-name="T5">bit RGB</text:span></text:p>
          </table:table-cell>
          <table:table-cell table:style-name="Tabuľka1.A2" office:value-type="string">
            <text:p text:style-name="P10"><text:span text:style-name="T5">640 x 480 pix</text:span></text:p>
          </table:table-cell>
          <table:table-cell table:style-name="Tabuľka1.A2" office:value-type="string">
            <text:p text:style-name="P22"><text:span text:style-name="T5">921 722 B</text:span></text:p>
          </table:table-cell>
          <table:table-cell table:style-name="Tabuľka1.A2" office:value-type="string">
            <text:p text:style-name="P20"><text:span text:style-name="T7">auto.lzw</text:span></text:p>
          </table:table-cell>
          <table:table-cell table:style-name="Tabuľka1.A2" office:value-type="string">
            <text:p text:style-name="P21"><text:span text:style-name="T7">138 964 B</text:span></text:p>
          </table:table-cell>
          <table:table-cell table:style-name="Tabuľka1.G3" office:value-type="string">
            <text:p text:style-name="P11"><text:span text:style-name="T7">15%</text:span></text:p>
          </table:table-cell>
        </table:table-row>
        <table:table-row>
          <table:table-cell table:style-name="Tabuľka1.A2" office:value-type="string">
            <text:p text:style-name="P10"><text:span text:style-name="T5">dots.bmp</text:span></text:p>
          </table:table-cell>
          <table:table-cell table:style-name="Tabuľka1.A2" office:value-type="string">
            <text:p text:style-name="P10"><text:span text:style-name="T5">8bit Gray</text:span></text:p>
          </table:table-cell>
          <table:table-cell table:style-name="Tabuľka1.A2" office:value-type="string">
            <text:p text:style-name="P10"><text:span text:style-name="T5">64 x 64 pix</text:span></text:p>
          </table:table-cell>
          <table:table-cell table:style-name="Tabuľka1.A2" office:value-type="string">
            <text:p text:style-name="P22"><text:span text:style-name="T5">5 242 B</text:span></text:p>
          </table:table-cell>
          <table:table-cell table:style-name="Tabuľka1.A2" office:value-type="string">
            <text:p text:style-name="P20"><text:span text:style-name="T7">dots.lzw</text:span></text:p>
          </table:table-cell>
          <table:table-cell table:style-name="Tabuľka1.A2" office:value-type="string">
            <text:p text:style-name="P21"><text:span text:style-name="T7">2 262 B</text:span></text:p>
          </table:table-cell>
          <table:table-cell table:style-name="Tabuľka1.G3" office:value-type="string">
            <text:p text:style-name="P11"><text:span text:style-name="T7">43%</text:span></text:p>
          </table:table-cell>
        </table:table-row>
        <table:table-row>
          <table:table-cell table:style-name="Tabuľka1.A2" office:value-type="string">
            <text:p text:style-name="P19"><text:span text:style-name="T6">gradient.bmp</text:span></text:p>
          </table:table-cell>
          <table:table-cell table:style-name="Tabuľka1.A2" office:value-type="string">
            <text:p text:style-name="P19"><text:span text:style-name="T6">16 indexed colors</text:span></text:p>
          </table:table-cell>
          <table:table-cell table:style-name="Tabuľka1.A2" office:value-type="string">
            <text:p text:style-name="P19"><text:span text:style-name="T6">256 x 256 pix</text:span></text:p>
          </table:table-cell>
          <table:table-cell table:style-name="Tabuľka1.A2" office:value-type="string">
            <text:p text:style-name="P23"><text:span text:style-name="T6">32 954 B</text:span></text:p>
          </table:table-cell>
          <table:table-cell table:style-name="Tabuľka1.A2" office:value-type="string">
            <text:p text:style-name="P20"><text:span text:style-name="T7">gradient.lzw</text:span></text:p>
          </table:table-cell>
          <table:table-cell table:style-name="Tabuľka1.A2" office:value-type="string">
            <text:p text:style-name="P21"><text:span text:style-name="T7">4 798 B</text:span></text:p>
          </table:table-cell>
          <table:table-cell table:style-name="Tabuľka1.G3" office:value-type="string">
            <text:p text:style-name="P11"><text:span text:style-name="T7">14,6%</text:span></text:p>
          </table:table-cell>
        </table:table-row>
        <table:table-row>
          <table:table-cell table:style-name="Tabuľka1.A2" office:value-type="string">
            <text:p text:style-name="P20"><text:span text:style-name="T7">text.txt</text:span></text:p>
          </table:table-cell>
          <table:table-cell table:style-name="Tabuľka1.A2" office:value-type="string">
            <text:p text:style-name="P20"><text:span text:style-name="T7">ASCII</text:span></text:p>
          </table:table-cell>
          <table:table-cell table:style-name="Tabuľka1.A2" office:value-type="string">
            <text:p text:style-name="P19"/>
          </table:table-cell>
          <table:table-cell table:style-name="Tabuľka1.A2" office:value-type="string">
            <text:p text:style-name="P21"><text:span text:style-name="T7">35 B</text:span></text:p>
          </table:table-cell>
          <table:table-cell table:style-name="Tabuľka1.A2" office:value-type="string">
            <text:p text:style-name="P20"><text:span text:style-name="T7">text.lzw</text:span></text:p>
          </table:table-cell>
          <table:table-cell table:style-name="Tabuľka1.A2" office:value-type="string">
            <text:p text:style-name="P21"><text:span text:style-name="T7">43 B</text:span></text:p>
          </table:table-cell>
          <table:table-cell table:style-name="Tabuľka1.G3" office:value-type="string">
            <text:p text:style-name="P11"><text:span text:style-name="T7">123%</text:span></text:p>
          </table:table-cell>
        </table:table-row>
        <table:table-row>
          <table:table-cell table:style-name="Tabuľka1.A2" office:value-type="string">
            <text:p text:style-name="P26"><text:span text:style-name="T8">sample.bmp</text:span></text:p>
          </table:table-cell>
          <table:table-cell table:style-name="Tabuľka1.A2" office:value-type="string">
            <text:p text:style-name="P26"><text:span text:style-name="T8">24bit RGB</text:span></text:p>
          </table:table-cell>
          <table:table-cell table:style-name="Tabuľka1.A2" office:value-type="string">
            <text:p text:style-name="P26"><text:span text:style-name="T8">10 x 10 pix</text:span></text:p>
          </table:table-cell>
          <table:table-cell table:style-name="Tabuľka1.A2" office:value-type="string">
            <text:p text:style-name="P24"><text:span text:style-name="T8">522 B</text:span></text:p>
          </table:table-cell>
          <table:table-cell table:style-name="Tabuľka1.A2" office:value-type="string">
            <text:p text:style-name="P26"><text:span text:style-name="T8">sample.lzw</text:span></text:p>
          </table:table-cell>
          <table:table-cell table:style-name="Tabuľka1.A2" office:value-type="string">
            <text:p text:style-name="P24"><text:span text:style-name="T8">470 B</text:span></text:p>
          </table:table-cell>
          <table:table-cell table:style-name="Tabuľka1.G3" office:value-type="string">
            <text:p text:style-name="P12"><text:span text:style-name="T8">90%</text:span></text:p>
          </table:table-cell>
        </table:table-row>
        <table:table-row table:style-name="Tabuľka1.8">
          <table:table-cell table:style-name="Tabuľka1.G3" table:number-columns-spanned="7" office:value-type="string">
            <text:p text:style-name="P16"><text:span text:style-name="T9">Reálne fo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uľka1.A2" office:value-type="string">
            <text:p text:style-name="P26"><text:span text:style-name="T8">Castle.bmp</text:span></text:p>
          </table:table-cell>
          <table:table-cell table:style-name="Tabuľka1.A2" office:value-type="string">
            <text:p text:style-name="P26"><text:span text:style-name="T8">24bit RGB</text:span></text:p>
          </table:table-cell>
          <table:table-cell table:style-name="Tabuľka1.A2" office:value-type="string">
            <text:p text:style-name="P26"><text:span text:style-name="T8">1600 x 1200 pix</text:span></text:p>
          </table:table-cell>
          <table:table-cell table:style-name="Tabuľka1.A2" office:value-type="string">
            <text:p text:style-name="P24"><text:span text:style-name="T8">5 760 122 B</text:span></text:p>
          </table:table-cell>
          <table:table-cell table:style-name="Tabuľka1.A2" office:value-type="string">
            <text:p text:style-name="P26"><text:span text:style-name="T8">Castle.lzw</text:span></text:p>
          </table:table-cell>
          <table:table-cell table:style-name="Tabuľka1.A2" office:value-type="string">
            <text:p text:style-name="P24"><text:span text:style-name="T8">8 096 826 B</text:span></text:p>
          </table:table-cell>
          <table:table-cell table:style-name="Tabuľka1.G3" office:value-type="string">
            <text:p text:style-name="P13"><text:span text:style-name="T9">140,5%</text:span></text:p>
          </table:table-cell>
        </table:table-row>
        <table:table-row>
          <table:table-cell table:style-name="Tabuľka1.A2" office:value-type="string">
            <text:p text:style-name="P27"><text:span text:style-name="T9">Castle-indexed.bmp</text:span></text:p>
          </table:table-cell>
          <table:table-cell table:style-name="Tabuľka1.A2" office:value-type="string">
            <text:p text:style-name="P27"><text:span text:style-name="T9">256 indexed colors</text:span></text:p>
          </table:table-cell>
          <table:table-cell table:style-name="Tabuľka1.A2" office:value-type="string">
            <text:p text:style-name="P27"><text:span text:style-name="T9">1600 x 1200</text:span></text:p>
          </table:table-cell>
          <table:table-cell table:style-name="Tabuľka1.A2" office:value-type="string">
            <text:p text:style-name="P25"><text:span text:style-name="T9">1 921 146 B</text:span></text:p>
          </table:table-cell>
          <table:table-cell table:style-name="Tabuľka1.A2" office:value-type="string">
            <text:p text:style-name="P27"><text:span text:style-name="T9">Castle-indexed.lzw</text:span></text:p>
          </table:table-cell>
          <table:table-cell table:style-name="Tabuľka1.A2" office:value-type="string">
            <text:p text:style-name="P25"><text:span text:style-name="T9">2 480 741 B</text:span></text:p>
          </table:table-cell>
          <table:table-cell table:style-name="Tabuľka1.G3" office:value-type="string">
            <text:p text:style-name="P13"><text:span text:style-name="T9">129%</text:span></text:p>
          </table:table-cell>
        </table:table-row>
        <table:table-row>
          <table:table-cell table:style-name="Tabuľka1.A2" office:value-type="string">
            <text:p text:style-name="P27"><text:span text:style-name="T9">Castle-indexed32.bmp</text:span></text:p>
          </table:table-cell>
          <table:table-cell table:style-name="Tabuľka1.A2" office:value-type="string">
            <text:p text:style-name="P27"><text:span text:style-name="T9">32 indexed colors</text:span></text:p>
          </table:table-cell>
          <table:table-cell table:style-name="Tabuľka1.A2" office:value-type="string">
            <text:p text:style-name="P27"><text:span text:style-name="T9">1600 x 1200</text:span></text:p>
          </table:table-cell>
          <table:table-cell table:style-name="Tabuľka1.A2" office:value-type="string">
            <text:p text:style-name="P25"><text:span text:style-name="T9"><text:s/>1 920 250B</text:span></text:p>
          </table:table-cell>
          <table:table-cell table:style-name="Tabuľka1.A2" office:value-type="string">
            <text:p text:style-name="P27"><text:span text:style-name="T9">Castle-indexed32.lzw</text:span></text:p>
          </table:table-cell>
          <table:table-cell table:style-name="Tabuľka1.A2" office:value-type="string">
            <text:p text:style-name="P25"><text:span text:style-name="T9">379 339 B</text:span></text:p>
          </table:table-cell>
          <table:table-cell table:style-name="Tabuľka1.G3" office:value-type="string">
            <text:p text:style-name="P13"><text:span text:style-name="T9">20%</text:span></text:p>
          </table:table-cell>
        </table:table-row>
      </table:table>
      <text:p text:style-name="P6"><text:span text:style-name="T9"/></text:p>
      <text:p text:style-name="P7"><text:span text:style-name="T10">LZW bezstratová kompresia je veľmi účinný typ kódovania dát pre často sa vyskytujúce hodnoty, kde kompresné pomery dosahovali vynikajúcich hodnôt (vhodné pre veľké obrazy s malým počtom indexovaných farieb, kreslené obrazy používajúce veľmi často rovnaké odtiene farbieb, ale aj dlhší text). Naopak, úplne nevhodná je na použitie u značne heterogénnych dát s množstvom diferencovaných hodnôt (veľké fotografie </text:span><text:span text:style-name="T11">prevedené z formátu JPEG, krátky text málo sa opakujúcich písmen</text:span><text:span text:style-name="T10">), kde kompresné pomery dosahovali aj hodnoty presahujúce 100%, a teda komprimovaný </text:span><text:span text:style-name="T11">súbor</text:span><text:span text:style-name="T10"> mal ešte väčšiu veľkosť než obrázok pôvodn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E" svg:font-family="'Arial CE', Arial, 'Helvetica CE', Helvetica, sans-serif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5-13T16:36:56.49</meta:creation-date>
    <dc:date>2013-05-14T02:44:34</dc:date>
    <meta:editing-duration>PT1H42M41S</meta:editing-duration>
    <meta:editing-cycles>5</meta:editing-cycles>
    <meta:generator>LibreOffice/3.6$Linux_X86_64 LibreOffice_project/360m1$Build-304</meta:generator>
    <meta:document-statistic meta:table-count="1" meta:image-count="0" meta:object-count="0" meta:page-count="2" meta:paragraph-count="96" meta:word-count="418" meta:character-count="2591" meta:non-whitespace-character-count="2273"/>
  </office:meta>
</office:document-meta>
</file>